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Linear_20_blue_2f_white" draw:fill-image-width="0cm" draw:fill-image-height="0cm" draw:textarea-horizontal-align="justify" draw:textarea-vertical-align="middle" draw:auto-grow-height="false"/>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draw:fill="solid" draw:fill-color="#ff3366" dr3d:depth="0.876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eb613d" dr3d:depth="0.804cm" dr3d:close-front="true" dr3d:close-back="true" dr3d:texture-generation-mode-x="parallel" dr3d:texture-generation-mode-y="parallel"/>
    </style:style>
    <style:style style:name="gr8"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0" style:family="graphic" style:parent-style-name="standard">
      <style:graphic-properties draw:stroke="none" svg:stroke-color="#000000" draw:fill="none" draw:fill-color="#ffffff" draw:fill-gradient-name="Linear_20_blue_2f_white" draw:fill-image-width="0cm" draw:fill-image-height="0cm" fo:min-height="1.25cm"/>
    </style:style>
    <style:style style:name="P1" style:family="paragraph">
      <style:paragraph-properties fo:text-align="center"/>
    </style:style>
    <style:style style:name="P2" style:family="paragraph">
      <style:text-properties fo:color="#ffffff" fo:font-size="36pt" fo:text-shadow="1pt 1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8cm" svg:height="12.1cm" svg:x="0cm" svg:y="0cm">
          <text:p/>
          <draw:enhanced-geometry svg:viewBox="0 0 21600 21600" draw:type="rectangle" draw:enhanced-path="M 0 0 L 21600 0 21600 21600 0 21600 0 0 Z N"/>
        </draw:custom-shape>
        <draw:g>
          <dr3d:scene draw:style-name="gr2" svg:width="7.786cm" svg:height="8.354cm" svg:x="4.706cm" svg:y="3.746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6000 -18500 7000 7000" svg:d="m6000-18500v7000h7000v-7000z"/>
          </dr3d:scene>
          <dr3d:scene draw:style-name="gr4" svg:width="4.826cm" svg:height="4.825cm" svg:x="4.706cm" svg:y="7.062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6" svg:width="4.602cm" svg:height="2.899cm" svg:x="5.913cm" svg:y="3.862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0 -28000 2985 3788" svg:d="m0-28000v3788h514l1990-2974v2974h481v-3788h-515l-1989 2977v-2977z"/>
          </dr3d:scene>
          <dr3d:scene draw:style-name="gr8" svg:width="3.055cm" svg:height="6.005cm" svg:x="9.745cm" svg:y="5.301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aw:frame draw:style-name="gr10" draw:text-style-name="P2" draw:layer="layout" svg:width="12cm" svg:height="1.673cm" svg:x="0.4cm" svg:y="0.127cm">
          <draw:text-box>
            <text:p text:style-name="P2">Der 3D Raumplan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1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3:31:42</meta:creation-date>
    <dc:date>2008-11-14T03:44:08.26</dc:date>
    <dc:creator>Patrick Kracht</dc:creator>
    <meta:editing-duration>PT00H12M29S</meta:editing-duration>
    <meta:editing-cycles>1</meta:editing-cycles>
    <meta:document-statistic meta:object-count="11"/>
    <meta:generator>OpenOffice.org/3.0$Win32 OpenOffice.org_project/300m9$Build-9358</meta:generator>
  </office:meta>
</office:document-meta>
</file>